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ro13" style:family="table-row">
      <style:table-row-properties style:row-height="1.439cm" fo:break-before="auto" style:use-optimal-row-height="true"/>
    </style:style>
    <style:style style:name="ro1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2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15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240.073cm" svg:y="118.546cm">
            <draw:text-box>
              <text:p><text:span text:style-name="T1">En desuso.-</text:span></text:p>
            </draw:text-box>
          </draw:frame>
          <draw:frame draw:z-index="2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340.191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373.3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7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8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9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  <draw:frame draw:z-index="10" draw:style-name="gr3" draw:text-style-name="P1" svg:width="26.391cm" svg:height="7.315cm" svg:x="4.15cm" svg:y="154.057cm">
            <draw:text-box>
              <text:p><text:span text:style-name="T1">En desuso.-</text:span></text:p>
            </draw:text-box>
          </draw:frame>
          <draw:frame draw:z-index="11" draw:style-name="gr3" draw:text-style-name="P1" svg:width="26.391cm" svg:height="7.315cm" svg:x="501.989cm" svg:y="153.971cm">
            <draw:text-box>
              <text:p><text:span text:style-name="T1">En desuso.-</text:span></text:p>
            </draw:text-box>
          </draw:frame>
          <draw:frame draw:z-index="12" draw:style-name="gr3" draw:text-style-name="P1" svg:width="26.391cm" svg:height="7.315cm" svg:x="37.339cm" svg:y="153.971cm">
            <draw:text-box>
              <text:p><text:span text:style-name="T1">En desuso.-</text:span></text:p>
            </draw:text-box>
          </draw:frame>
          <draw:frame draw:z-index="13" draw:style-name="gr3" draw:text-style-name="P1" svg:width="26.391cm" svg:height="7.315cm" svg:x="70.528cm" svg:y="153.971cm">
            <draw:text-box>
              <text:p><text:span text:style-name="T1">En desuso.-</text:span></text:p>
            </draw:text-box>
          </draw:frame>
          <draw:frame draw:z-index="14" draw:style-name="gr3" draw:text-style-name="P1" svg:width="26.391cm" svg:height="7.315cm" svg:x="103.718cm" svg:y="153.971cm">
            <draw:text-box>
              <text:p><text:span text:style-name="T1">En desuso.-</text:span></text:p>
            </draw:text-box>
          </draw:frame>
          <draw:frame draw:z-index="15" draw:style-name="gr3" draw:text-style-name="P1" svg:width="26.391cm" svg:height="7.315cm" svg:x="136.907cm" svg:y="153.971cm">
            <draw:text-box>
              <text:p><text:span text:style-name="T1">En desuso.-</text:span></text:p>
            </draw:text-box>
          </draw:frame>
          <draw:frame draw:z-index="16" draw:style-name="gr3" draw:text-style-name="P1" svg:width="26.391cm" svg:height="7.315cm" svg:x="170.096cm" svg:y="153.971cm">
            <draw:text-box>
              <text:p><text:span text:style-name="T1">En desuso.-</text:span></text:p>
            </draw:text-box>
          </draw:frame>
          <draw:frame draw:z-index="17" draw:style-name="gr3" draw:text-style-name="P1" svg:width="26.391cm" svg:height="7.315cm" svg:x="203.286cm" svg:y="153.971cm">
            <draw:text-box>
              <text:p><text:span text:style-name="T1">En desuso.-</text:span></text:p>
            </draw:text-box>
          </draw:frame>
          <draw:frame draw:z-index="18" draw:style-name="gr3" draw:text-style-name="P1" svg:width="26.391cm" svg:height="7.315cm" svg:x="236.475cm" svg:y="153.971cm">
            <draw:text-box>
              <text:p><text:span text:style-name="T1">En desuso.-</text:span></text:p>
            </draw:text-box>
          </draw:frame>
          <draw:frame draw:z-index="19" draw:style-name="gr3" draw:text-style-name="P1" svg:width="26.391cm" svg:height="7.315cm" svg:x="269.664cm" svg:y="153.971cm">
            <draw:text-box>
              <text:p><text:span text:style-name="T1">En desuso.-</text:span></text:p>
            </draw:text-box>
          </draw:frame>
          <draw:frame draw:z-index="20" draw:style-name="gr3" draw:text-style-name="P1" svg:width="26.391cm" svg:height="7.315cm" svg:x="302.853cm" svg:y="153.971cm">
            <draw:text-box>
              <text:p><text:span text:style-name="T1">En desuso.-</text:span></text:p>
            </draw:text-box>
          </draw:frame>
          <draw:frame draw:z-index="21" draw:style-name="gr3" draw:text-style-name="P1" svg:width="26.391cm" svg:height="7.315cm" svg:x="336.042cm" svg:y="153.972cm">
            <draw:text-box>
              <text:p><text:span text:style-name="T1">En desuso.-</text:span></text:p>
            </draw:text-box>
          </draw:frame>
          <draw:frame draw:z-index="22" draw:style-name="gr3" draw:text-style-name="P1" svg:width="26.391cm" svg:height="7.315cm" svg:x="369.231cm" svg:y="153.972cm">
            <draw:text-box>
              <text:p><text:span text:style-name="T1">En desuso.-</text:span></text:p>
            </draw:text-box>
          </draw:frame>
          <draw:frame draw:z-index="23" draw:style-name="gr3" draw:text-style-name="P1" svg:width="26.391cm" svg:height="7.315cm" svg:x="435.611cm" svg:y="153.972cm">
            <draw:text-box>
              <text:p><text:span text:style-name="T1">En desuso.-</text:span></text:p>
            </draw:text-box>
          </draw:frame>
          <draw:frame draw:z-index="24" draw:style-name="gr3" draw:text-style-name="P1" svg:width="26.391cm" svg:height="7.315cm" svg:x="468.8cm" svg:y="153.972cm">
            <draw:text-box>
              <text:p><text:span text:style-name="T1">En desus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9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table:number-columns-repeated="127"/>
        </table:table-row>
        <table:table-row table:style-name="ro6"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8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6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0" table:number-columns-spanned="1" table:number-rows-spanned="4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60" table:number-columns-spanned="1" table:number-rows-spanned="10"/>
          <table:table-cell/>
          <table:table-cell table:style-name="ce13"/>
          <table:table-cell table:number-columns-repeated="5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9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48"/>
        </table:table-row>
        <table:table-row table:style-name="ro8"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08:30hs:Estudio/</text:span></text:p>
            <text:p><text:span text:style-name="T4">trabajo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0:50hs: </text:span></text:p>
            <text:p><text:span text:style-name="T4">Código Libre</text:span>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Galactic</text:span></text:p>
            <text:p><text:span text:style-name="T4">Gym</text:span>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8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Bañ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60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60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60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2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12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13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0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14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17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covered-table-cell/>
          <table:table-cell table:number-columns-repeated="24"/>
        </table:table-row>
        <table:table-row table:style-name="ro13"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  <table:table-cell table:number-columns-repeated="7"/>
          <table:table-cell table:style-name="ce60" table:number-columns-spanned="1" table:number-rows-spanned="10"/>
        </table:table-row>
        <table:table-row table:style-name="ro14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17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8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14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14"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 table:number-columns-repeated="7"/>
          <table:table-cell table:style-name="ce60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60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0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0" table:number-columns-spanned="1" table:number-rows-spanned="4"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13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13"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  <table:table-cell/>
          <table:table-cell table:style-name="ce10"/>
          <table:table-cell table:style-name="ce19" table:number-columns-repeated="5"/>
          <table:table-cell table:style-name="ce29"/>
        </table:table-row>
        <table:table-row table:style-name="ro1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7">22:00hs</text:span></text:p>
          </table:table-cell>
          <table:table-cell table:style-name="ce19"/>
          <table:covered-table-cell table:style-name="ce2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3:19:14.3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08-07T13:35:51.206000000</dc:date>
    <meta:editing-duration>PT58M44S</meta:editing-duration>
    <meta:editing-cycles>15</meta:editing-cycles>
    <meta:generator>LibreOffice/7.3.3.2$Windows_X86_64 LibreOffice_project/d1d0ea68f081ee2800a922cac8f79445e4603348</meta:generator>
    <meta:document-statistic meta:table-count="1" meta:cell-count="3179" meta:object-count="25"/>
  </office:meta>
</office:document-meta>
</file>